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5-11-05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5-09-1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5-06-0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5-02-25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4-11-12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4-09-1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4-07-0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4-03-25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3-10-1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3-08-1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3-04-12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3-02-06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2-10-24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2-08-17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2-06-0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2-02-1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1-08-0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1-04-22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1-03-03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0-10-27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0-09-07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0-04-0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20-02-05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9-09-0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9-06-2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9-03-1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8-12-13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8-06-21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7-11-2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7-09-2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7-03-2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6-12-1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6-09-29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6-06-0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6-02-0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5-09-28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5-06-2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5-03-25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4-12-1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4-09-1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4-07-0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4-03-27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3-09-17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3-06-2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3-03-14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2-11-29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2-08-22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2-05-3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2-03-08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1-12-0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1-09-1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1-06-24 1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1-03-1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0-12-2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0-09-1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0-06-15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10-03-02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9-12-0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9-09-15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9-05-1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9-03-1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8-12-1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8-09-04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8-05-07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8-03-05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7-11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7-08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7-06-0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7-02-2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6-12-14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6-07-2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6-05-01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9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2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0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0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8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6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5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2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1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0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8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307075583503</text:p>
          </table:table-cell>
          <table:table-cell office:value-type="string" calcext:value-type="string">
            <text:p>63F 17 SOW 105B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94" meta:object-count="0"/>
    <meta:user-defined meta:name="AppVersion">3.0</meta:user-defined>
  </office:meta>
</office:document-meta>
</file>